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C0000027F224E0A888455863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.59cm" svg:height="10.368cm" draw:z-index="0"><draw:image xlink:href="Pictures/100000010000043C0000027F224E0A888455863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0:13:30.495854404</meta:creation-date>
    <dc:date>2023-03-02T10:15:10.928731866</dc:date>
    <meta:editing-duration>PT1M41S</meta:editing-duration>
    <meta:editing-cycles>2</meta:editing-cycles>
    <meta:generator>LibreOffice/7.4.5.1$Linux_X86_64 LibreOffice_project/40$Build-1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